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43in"/>
    </style:style>
    <style:style style:name="co3" style:family="table-column">
      <style:table-column-properties fo:break-before="auto" style:column-width="3.9909in"/>
    </style:style>
    <style:style style:name="co4" style:family="table-column">
      <style:table-column-properties fo:break-before="auto" style:column-width="2.111in"/>
    </style:style>
    <style:style style:name="co5" style:family="table-column">
      <style:table-column-properties fo:break-before="auto" style:column-width="1.5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Diamater of circle (H)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eltap (pixel size – output from code)</text:p>
          </table:table-cell>
          <table:table-cell office:value-type="string" calcext:value-type="string">
            <text:p>D (distance from camera to circle – measure)</text:p>
          </table:table-cell>
          <table:table-cell office:value-type="string" calcext:value-type="string">
            <text:p>f (focal length = (deltap * D) / H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5]*[.C5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6]*[.C6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7]*[.C7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8]*[.C8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9]*[.C9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10]*[.C10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11]*[.C11]/[.$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12]*[.C12]/[.$H$2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5">00/00/0000</text:date>, <text:time style:data-style-name="N2" text:time-value="11:13:01.10034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25T10:45:05.370411500</meta:creation-date>
    <dc:date>2026-03-25T11:27:52.024578300</dc:date>
    <meta:editing-duration>PT24M20S</meta:editing-duration>
    <meta:editing-cycles>4</meta:editing-cycles>
    <meta:generator>LibreOffice/26.2.0.3$Windows_X86_64 LibreOffice_project/620$Build-3</meta:generator>
    <meta:document-statistic meta:table-count="1" meta:cell-count="14" meta:object-count="0"/>
  </office:meta>
</office:document-meta>
</file>